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ndale Mono" svg:font-family="'Andale Mono'"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8pt" officeooo:paragraph-rsid="000106fc" style:font-size-asian="24.5pt" style:font-size-complex="28pt"/>
    </style:style>
    <style:style style:name="P2" style:family="paragraph" style:parent-style-name="Standard">
      <style:paragraph-properties fo:text-align="center" style:justify-single-word="false"/>
      <style:text-properties style:font-name="Arial Black" fo:font-size="18pt" officeooo:paragraph-rsid="000106fc" style:font-size-asian="15.75pt" style:font-size-complex="18pt"/>
    </style:style>
    <style:style style:name="P3" style:family="paragraph" style:parent-style-name="Standard">
      <style:paragraph-properties fo:text-align="center" style:justify-single-word="false"/>
      <style:text-properties style:font-name="Andale Mono" fo:font-size="12pt" officeooo:paragraph-rsid="000106fc" style:font-size-asian="10.5pt" style:font-size-complex="12pt"/>
    </style:style>
    <style:style style:name="P4" style:family="paragraph" style:parent-style-name="Text_20_body">
      <style:text-properties style:font-name="Andale Mono" officeooo:paragraph-rsid="000106fc"/>
    </style:style>
    <style:style style:name="P5" style:family="paragraph" style:parent-style-name="Text_20_body">
      <style:text-properties style:font-name="Andale Mono" officeooo:paragraph-rsid="0002e870"/>
    </style:style>
    <style:style style:name="P6" style:family="paragraph" style:parent-style-name="Text_20_body">
      <style:text-properties style:font-name="Andale Mono" style:text-underline-style="none" fo:font-weight="normal" officeooo:paragraph-rsid="0002e870" style:font-weight-asian="normal" style:font-weight-complex="normal"/>
    </style:style>
    <style:style style:name="P7" style:family="paragraph" style:parent-style-name="Text_20_body">
      <style:text-properties style:font-name="Andale Mono" style:text-underline-style="solid" style:text-underline-width="auto" style:text-underline-color="font-color" fo:font-weight="normal" officeooo:paragraph-rsid="0002e870" style:font-weight-asian="normal" style:font-weight-complex="normal"/>
    </style:style>
    <style:style style:name="P8" style:family="paragraph" style:parent-style-name="Text_20_body">
      <style:text-properties style:text-underline-style="solid" style:text-underline-width="auto" style:text-underline-color="font-color" fo:font-weight="normal" officeooo:paragraph-rsid="0002e870" style:font-weight-asian="normal" style:font-weight-complex="normal"/>
    </style:style>
    <style:style style:name="P9" style:family="paragraph" style:parent-style-name="Text_20_body">
      <style:text-properties style:text-underline-style="none" officeooo:paragraph-rsid="00046c64"/>
    </style:style>
    <style:style style:name="P10" style:family="paragraph" style:parent-style-name="Text_20_body" style:list-style-name="L1">
      <style:text-properties officeooo:paragraph-rsid="0002e870"/>
    </style:style>
    <style:style style:name="P11" style:family="paragraph" style:parent-style-name="Text_20_body">
      <style:text-properties fo:font-weight="normal" officeooo:paragraph-rsid="00046c64" style:font-weight-asian="normal" style:font-weight-complex="normal"/>
    </style:style>
    <style:style style:name="P12" style:family="paragraph" style:parent-style-name="Text_20_body">
      <style:text-properties fo:font-weight="normal" officeooo:paragraph-rsid="00058dc7" style:font-weight-asian="normal" style:font-weight-complex="normal"/>
    </style:style>
    <style:style style:name="P13" style:family="paragraph" style:parent-style-name="Text_20_body">
      <style:text-properties fo:color="#000000" style:text-underline-style="none" officeooo:paragraph-rsid="00046c64"/>
    </style:style>
    <style:style style:name="P14" style:family="paragraph" style:parent-style-name="Text_20_body" style:list-style-name="L2">
      <style:text-properties fo:color="#000000" style:text-underline-style="none" officeooo:paragraph-rsid="00046c64"/>
    </style:style>
    <style:style style:name="P15" style:family="paragraph" style:parent-style-name="Text_20_body">
      <style:text-properties fo:color="#000000" fo:font-weight="normal" officeooo:paragraph-rsid="00058dc7" fo:background-color="transparent" style:font-weight-asian="normal" style:font-weight-complex="normal"/>
    </style:style>
    <style:style style:name="P16" style:family="paragraph" style:parent-style-name="Text_20_body">
      <style:text-properties fo:color="#ff0000" fo:font-weight="bold" officeooo:paragraph-rsid="00058dc7" fo:background-color="transparent" style:font-weight-asian="bold" style:font-weight-complex="bold"/>
    </style:style>
    <style:style style:name="P17" style:family="paragraph" style:parent-style-name="Heading_20_1">
      <style:text-properties style:font-name="Andale Mono" officeooo:paragraph-rsid="000106fc"/>
    </style:style>
    <style:style style:name="P18" style:family="paragraph" style:parent-style-name="Heading_20_2">
      <style:text-properties style:font-name="Andale Mono" fo:font-size="12pt" fo:font-style="normal" officeooo:paragraph-rsid="0002e870" style:font-size-asian="10.5pt" style:font-style-asian="normal" style:font-size-complex="12pt" style:font-style-complex="normal"/>
    </style:style>
    <style:style style:name="P19" style:family="paragraph" style:parent-style-name="Heading_20_2">
      <style:text-properties fo:font-weight="bold" officeooo:paragraph-rsid="00046c64" style:font-weight-asian="bold" style:font-weight-complex="bold"/>
    </style:style>
    <style:style style:name="P20" style:family="paragraph" style:parent-style-name="Heading_20_3">
      <style:text-properties style:text-underline-style="solid" style:text-underline-width="auto" style:text-underline-color="font-color" officeooo:paragraph-rsid="00046c64"/>
    </style:style>
    <style:style style:name="P21" style:family="paragraph" style:parent-style-name="Heading_20_3">
      <style:text-properties style:font-name="Andale Mono" style:text-underline-style="solid" style:text-underline-width="auto" style:text-underline-color="font-color" fo:font-weight="normal" officeooo:paragraph-rsid="0002e870" style:font-weight-asian="normal" style:font-weight-complex="normal"/>
    </style:style>
    <style:style style:name="T1" style:family="text">
      <style:text-properties officeooo:rsid="000106fc"/>
    </style:style>
    <style:style style:name="T2" style:family="text">
      <style:text-properties officeooo:rsid="0002e870"/>
    </style:style>
    <style:style style:name="T3" style:family="text">
      <style:text-properties fo:font-size="12pt" fo:font-style="normal" officeooo:rsid="0002e870" style:font-size-asian="10.5pt" style:font-style-asian="normal" style:font-size-complex="12pt" style:font-style-complex="normal"/>
    </style:style>
    <style:style style:name="T4" style:family="text">
      <style:text-properties style:font-name="Andale Mono" fo:font-size="12pt" fo:font-style="normal" style:text-underline-style="none" fo:font-weight="normal" officeooo:rsid="0002e870" style:font-size-asian="10.5pt" style:font-style-asian="normal" style:font-weight-asian="normal" style:font-size-complex="12pt" style:font-style-complex="normal" style:font-weight-complex="normal"/>
    </style:style>
    <style:style style:name="T5" style:family="text">
      <style:text-properties style:font-name="Andale Mono" fo:font-size="12pt" fo:font-style="normal" style:text-underline-style="none" fo:font-weight="bold" officeooo:rsid="0002e870" style:font-size-asian="10.5pt" style:font-style-asian="normal" style:font-weight-asian="bold" style:font-size-complex="12pt" style:font-style-complex="normal" style:font-weight-complex="bold"/>
    </style:style>
    <style:style style:name="T6" style:family="text">
      <style:text-properties style:font-name="Andale Mono" fo:font-size="12pt" fo:font-style="normal" officeooo:rsid="00046c64" style:font-size-asian="10.5pt" style:font-style-asian="normal" style:font-size-complex="12pt" style:font-style-complex="normal"/>
    </style:style>
    <style:style style:name="T7" style:family="text">
      <style:text-properties style:font-name="Andale Mono" fo:font-size="12pt" fo:font-style="normal" officeooo:rsid="00058dc7" style:font-size-asian="10.5pt" style:font-style-asian="normal" style:font-size-complex="12pt" style:font-style-complex="normal"/>
    </style:style>
    <style:style style:name="T8" style:family="text">
      <style:text-properties style:font-name="Andale Mono" fo:font-size="12pt" fo:font-style="normal" fo:font-weight="normal" officeooo:rsid="00046c64" style:font-size-asian="10.5pt" style:font-style-asian="normal" style:font-weight-asian="normal" style:font-size-complex="12pt" style:font-style-complex="normal" style:font-weight-complex="normal"/>
    </style:style>
    <style:style style:name="T9" style:family="text">
      <style:text-properties style:font-name="Andale Mono" fo:font-size="12pt" fo:font-style="normal" fo:font-weight="bold" officeooo:rsid="00058dc7" style:font-size-asian="10.5pt" style:font-style-asian="normal" style:font-weight-asian="bold" style:font-size-complex="12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ptone Software</text:span></text:p>
      <text:p text:style-name="P2"><text:span text:style-name="T1">sjBot</text:span></text:p>
      <text:p text:style-name="P3"><text:span text:style-name="T1">sjBot is a python IRC bot made by Sjc1000 ( Steven J. Core ).</text:span></text:p>
      <text:p text:style-name="P3"><text:span text:style-name="T1">This document instructs you how to make a plugin or command for sjBot. Have fun ;)</text:span></text:p>
      <text:p text:style-name="P3"><text:span text:style-name="T1"/></text:p>
      <text:h text:style-name="P17" text:outline-level="1"><text:span text:style-name="T1">Where do I begin?</text:span></text:h>
      <text:p text:style-name="P4"><text:span text:style-name="T1">Be aware, sjBot is python3. I have not tested python2 code as a plugin but common sense suggests it will not work well. Now that we have that out of the way, we can begin.</text:span></text:p>
      <text:p text:style-name="P4"><text:span text:style-name="T1"/></text:p>
      <text:p text:style-name="P4"><text:span text:style-name="T1">There are 2 types of extensions you can make for sjBot. The first being a command, the second being a plugin. These sound similar but sjBot handles them very differently.</text:span></text:p>
      <text:p text:style-name="P4"><text:span text:style-name="T1"/></text:p>
      <text:h text:style-name="P18" text:outline-level="2"><text:span text:style-name="T2">Adding a command:</text:span></text:h>
      <text:p text:style-name="P5"><text:span text:style-name="T3">Commands are run by using ` ( or whatever bot command you have ) `command param1 param2 param2 etc.</text:span></text:p>
      <text:p text:style-name="P5"><text:span text:style-name="T3"/></text:p>
      <text:h text:style-name="P21" text:outline-level="3"><text:span text:style-name="T3">Create the file:</text:span></text:h>
      <text:p text:style-name="P5"><text:span text:style-name="T3">The first thing you need to do is create a file in the /commands folder. This is where sjBot loads all the commands from. You NEED to put the .py extension at the end of the file otherwise sjBot will not see it as a command. Naming the file is not all that important but it will be one of the triggers for the command, you can add more later.</text:span></text:p>
      <text:p text:style-name="P8"><text:span text:style-name="T3"/></text:p>
      <text:p text:style-name="P7"><text:span text:style-name="T3">Add the meta data:</text:span></text:p>
      <text:p text:style-name="P6"><text:span text:style-name="T3">sjBot's command files require a meta_data dictionary in them. This will tell the the bot what kind of info it has.</text:span></text:p>
      <text:p text:style-name="P6"><text:span text:style-name="T3">The keys for the meta_data dictionary include:</text:span></text:p>
      <text:list xml:id="list6625272868888829082" text:style-name="L1">
        <text:list-item>
          <text:p text:style-name="P10"><text:span text:style-name="T4">help: The help for this command. This should be a list, the first item being what it is, the second how to use it.</text:span></text:p>
        </text:list-item>
        <text:list-item>
          <text:p text:style-name="P10"><text:span text:style-name="T4">aliases: The aliases for the command. This should be a list containing all the aliases for this command. </text:span><text:span text:style-name="T5">This list should also include the name of the file, without the .py extension.</text:span></text:p>
        </text:list-item>
        <text:list-item>
          <text:p text:style-name="P10"><text:span text:style-name="T4">owner: This is a boolean value, 0 is the command can be used by anyone, 1 if the command is owner specific. </text:span><text:span text:style-name="T5">Owners are specified in the owner list in the main bot file.</text:span></text:p>
        </text:list-item>
      </text:list>
      <text:h text:style-name="P20" text:outline-level="3"><text:soft-page-break/><text:span text:style-name="T8">Define the execute function:</text:span></text:h>
      <text:p text:style-name="P9"><text:span text:style-name="T8">You will need to define a function called 'execute' in this file. SjBot runs this function when the command is ran.</text:span></text:p>
      <text:p text:style-name="P9"><text:span text:style-name="T8"/></text:p>
      <text:p text:style-name="P13"><text:span text:style-name="T8">def execute(parent, commands, irc, user, host, channel, params):</text:span></text:p>
      <text:p text:style-name="P13"><text:span text:style-name="T8"/></text:p>
      <text:p text:style-name="P13"><text:span text:style-name="T8">This is an example of the line needed. I will explain the params.</text:span></text:p>
      <text:list xml:id="list8749474878279846119" text:style-name="L2">
        <text:list-item>
          <text:p text:style-name="P14"><text:span text:style-name="T8">Parent – This is the sjBot object itself, you can access everything from this.</text:span></text:p>
        </text:list-item>
        <text:list-item>
          <text:p text:style-name="P14"><text:span text:style-name="T8">Commands – This is the command dictionary, containing all commands. You can find meta_data or use .execute() on commands from here. <text:s/>commands['command_name'].execute() for example.</text:span></text:p>
        </text:list-item>
        <text:list-item>
          <text:p text:style-name="P14"><text:span text:style-name="T8">Irc – The irc object, This is not the same as the socket object. It is the bot module. ( Found in the bot.py file )</text:span></text:p>
        </text:list-item>
        <text:list-item>
          <text:p text:style-name="P14"><text:span text:style-name="T8">user – The user who called the command.</text:span></text:p>
        </text:list-item>
        <text:list-item>
          <text:p text:style-name="P14"><text:span text:style-name="T8">Host – The host of the user who called the command.</text:span></text:p>
        </text:list-item>
        <text:list-item>
          <text:p text:style-name="P14"><text:span text:style-name="T8">Channel – The channel it was called in.</text:span></text:p>
        </text:list-item>
        <text:list-item>
          <text:p text:style-name="P14"><text:span text:style-name="T8">Params – The params for the command. This is a list. Example: `command param1 param2 param3</text:span></text:p>
        </text:list-item>
      </text:list>
      <text:p text:style-name="P13"><text:span text:style-name="T8"/></text:p>
      <text:p text:style-name="P13"><text:span text:style-name="T8">Returning a value from this will make sjBot say it to channel. Easy huh? :) You can specify a list to make sjBot say more than 1 line. Returning 0 will make sjBot say nothing.</text:span></text:p>
      <text:p text:style-name="P13"><text:span text:style-name="T8"/></text:p>
      <text:h text:style-name="P19" text:outline-level="2"><text:span text:style-name="T6">Alright cool, but I want to make a plugin!</text:span></text:h>
      <text:p text:style-name="P11"><text:span text:style-name="T6">I thought you would never ask! Plugins are very powerful. They are setup to receive the same information sjBot's internal system does. This doesn't allow you to change any of the internal systems, you will need to change the main file for this.</text:span></text:p>
      <text:p text:style-name="P11"><text:span text:style-name="T6"/></text:p>
      <text:p text:style-name="P12"><text:span text:style-name="T7">First, I will need to explain how most of the internal system of sjBot works and how IRC works.</text:span></text:p>
      <text:p text:style-name="P12"><text:span text:style-name="T7">IRC sends data with different message types. Things such as PRIVMSG ( for a channel message ), JOIN ( for a join ), etc etc. The list is pretty big so I wont list them all here. SjBot handles these messages and calls a function like onPRIVMSG() or onJOIN(). The params passed to these functions change depending on the message type. For PRIVMSG its </text:span></text:p>
      <text:p text:style-name="P12"><text:span text:style-name="T7">def onPRIVMSG(self, uhost, channel, *message):</text:span></text:p>
      <text:p text:style-name="P12"><text:span text:style-name="T7">Now, in IRC data it would look like</text:span></text:p>
      <text:p text:style-name="P12"><text:span text:style-name="T7">:</text:span><text:a xlink:type="simple" xlink:href="mailto:Sjc1000!~Sjc1000@somehosthere"><text:span text:style-name="T7">Sjc1000!~Sjc1000@somehosthere</text:span></text:a><text:span text:style-name="T7"> PRIVMSG #Sjc_Bot :This is the </text:span><text:soft-page-break/><text:span text:style-name="T7">message</text:span></text:p>
      <text:p text:style-name="P12"><text:span text:style-name="T7">sjBot splits the data by spaces then uses them as params, now you can see why its different for every command. Since a join is</text:span></text:p>
      <text:p text:style-name="P12"><text:span text:style-name="T7">def onJOIN(self, uhost, channel)</text:span></text:p>
      <text:p text:style-name="P12"><text:span text:style-name="T7">:</text:span><text:a xlink:type="simple" xlink:href="mailto:Sjc1000!~Sjc1000@somehosthere"><text:span text:style-name="T7">Sjc1000!~Sjc1000@somehosthere</text:span></text:a><text:span text:style-name="T7"> JOIN #Sjc_Bot</text:span></text:p>
      <text:p text:style-name="P12"><text:span text:style-name="T7"/></text:p>
      <text:p text:style-name="P12"><text:span text:style-name="T7">You will notice that JOIN does not appear in the params. </text:span><text:span text:style-name="T9">This is currently not the case for the plugins. You will have to add a param just for this. In a plugin JOIN would be def onJOIN(this, uhost, join, channel)</text:span><text:span text:style-name="T7">.</text:span></text:p>
      <text:p text:style-name="P12"><text:span text:style-name="T7"/></text:p>
      <text:p text:style-name="P12"><text:span text:style-name="T7">I use this in the place of self since the plugins are not in a class but still get passed the self data.</text:span></text:p>
      <text:p text:style-name="P12"><text:span text:style-name="T7"/></text:p>
      <text:p text:style-name="P12"><text:span text:style-name="T7">Now we know all of this, you can create a .py file in the /plugins folder, you do not have to name it anything specific. </text:span></text:p>
      <text:p text:style-name="P12"><text:span text:style-name="T7">Put in a def onTYPE() function and it will be called when sjBot runs into one. You can have more than 1 onTYPE() function in the file.</text:span></text:p>
      <text:p text:style-name="P12"><text:span text:style-name="T7"/></text:p>
      <text:h text:style-name="Heading_20_1" text:outline-level="1"><text:span text:style-name="T7">Warnings:</text:span></text:h>
      <text:p text:style-name="P16"><text:span text:style-name="T7">BE AWARE. PLUGINS DON'T RETURN DATA TO SJBOT! To send data to IRC you will need to use this.irc.send()</text:span></text:p>
      <text:p text:style-name="P15"><text:span text:style-name="T7">This tutorial is only valid for v8. I try to keep the plugin and command systems the same through the recent versions but its slowly getting dated. I will have to change it so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ndale Mono" svg:font-family="'Andale Mono'"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meta:initial-creator>
    <meta:creation-date>2015-03-21T23:53:06</meta:creation-date>
    <dc:date>2015-03-22T00:53:08</dc:date>
    <dc:creator>Steven </dc:creator>
    <meta:editing-duration>PT14M29S</meta:editing-duration>
    <meta:editing-cycles>1</meta:editing-cycles>
    <meta:document-statistic meta:table-count="0" meta:image-count="0" meta:object-count="0" meta:page-count="3" meta:paragraph-count="46" meta:word-count="867" meta:character-count="4631" meta:non-whitespace-character-count="3810"/>
    <meta:generator>LibreOffice/4.0.2.2$Linux_X86_64 LibreOffice_project/400m0$Build-2</meta:generator>
  </office:meta>
</office:document-meta>
</file>